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noncampus-virginia-coll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noncampus-virginia-coll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0">
            <text:p>3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2">
            <text:p>22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noncampus-virginia-coll" style:display-name="PageStyle_arrests-noncampus-virginia-co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